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04de5" officeooo:paragraph-rsid="00004de5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ville dans tout ses éta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34.611921128</meta:creation-date>
    <dc:date>2022-09-29T16:25:12.543345538</dc:date>
    <meta:editing-duration>PT2M38S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3"/>
    <meta:generator>LibreOffice/7.3.5.2$Linux_X86_64 LibreOffice_project/30$Build-2</meta:generator>
  </office:meta>
</office:document-meta>
</file>